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(1/1200)*[.$A2]+(11/20)" office:value-type="float" office:value="0.716666666666667" calcext:value-type="float">
            <text:p>0,71666666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(1/1200)*[.$A3]+(11/20)" office:value-type="float" office:value="0.733333333333333" calcext:value-type="float">
            <text:p>0,73333333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(1/1200)*[.$A4]+(11/20)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(1/1200)*[.$A5]+(11/20)" office:value-type="float" office:value="0.766666666666667" calcext:value-type="float">
            <text:p>0,7666666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(1/1200)*[.$A6]+(11/20)" office:value-type="float" office:value="0.783333333333333" calcext:value-type="float">
            <text:p>0,783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(1/1200)*[.$A7]+(11/20)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(1/1200)*[.$A8]+(11/20)" office:value-type="float" office:value="0.816666666666667" calcext:value-type="float">
            <text:p>0,816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(1/1200)*[.$A9]+(11/20)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(1/1200)*[.$A10]+(11/20)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(1/1200)*[.$A11]+(11/20)" office:value-type="float" office:value="0.866666666666667" calcext:value-type="float">
            <text:p>0,866666666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/>
          <table:table-cell table:formula="of:=(1/1200)*[.$A12]+(11/20)" office:value-type="float" office:value="0.883333333333333" calcext:value-type="float">
            <text:p>0,8833333333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/>
          <table:table-cell table:formula="of:=(1/1200)*[.$A13]+(11/20)" office:value-type="float" office:value="0.9" calcext:value-type="float">
            <text:p>0,9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/>
          <table:table-cell table:formula="of:=(1/1200)*[.$A14]+(11/20)" office:value-type="float" office:value="0.916666666666667" calcext:value-type="float">
            <text:p>0,916666666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(1/1200)*[.$A15]+(11/20)" office:value-type="float" office:value="0.933333333333333" calcext:value-type="float">
            <text:p>0,933333333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(1/1200)*[.$A16]+(11/20)" office:value-type="float" office:value="0.95" calcext:value-type="float">
            <text:p>0,9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/>
          <table:table-cell table:formula="of:=(1/1200)*[.$A17]+(11/20)" office:value-type="float" office:value="0.966666666666667" calcext:value-type="float">
            <text:p>0,9666666667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/>
          <table:table-cell table:formula="of:=(1/1200)*[.$A18]+(11/20)" office:value-type="float" office:value="0.983333333333333" calcext:value-type="float">
            <text:p>0,9833333333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/>
          <table:table-cell table:formula="of:=(1/1200)*[.$A19]+(11/2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/>
          <table:table-cell table:formula="of:=(1/1200)*[.$A20]+(11/20)" office:value-type="float" office:value="1.01666666666667" calcext:value-type="float">
            <text:p>1,0166666667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/>
          <table:table-cell table:formula="of:=(1/1200)*[.$A21]+(11/20)" office:value-type="float" office:value="1.03333333333333" calcext:value-type="float">
            <text:p>1,0333333333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/>
          <table:table-cell table:formula="of:=(1/1200)*[.$A22]+(11/20)" office:value-type="float" office:value="1.05" calcext:value-type="float">
            <text:p>1,05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/>
          <table:table-cell table:formula="of:=(1/1200)*[.$A23]+(11/20)" office:value-type="float" office:value="1.06666666666667" calcext:value-type="float">
            <text:p>1,0666666667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/>
          <table:table-cell table:formula="of:=(1/1200)*[.$A24]+(11/20)" office:value-type="float" office:value="1.09166666666667" calcext:value-type="float">
            <text:p>1,0916666667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/>
          <table:table-cell table:formula="of:=(1/1200)*[.$A25]+(11/20)" office:value-type="float" office:value="1.14166666666667" calcext:value-type="float">
            <text:p>1,1416666667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/>
          <table:table-cell table:formula="of:=(1/1200)*[.$A26]+(11/20)" office:value-type="float" office:value="1.175" calcext:value-type="float">
            <text:p>1,17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/>
          <table:table-cell table:formula="of:=(1/1200)*[.$A27]+(11/20)" office:value-type="float" office:value="1.21666666666667" calcext:value-type="float">
            <text:p>1,2166666667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/>
          <table:table-cell table:formula="of:=(1/1200)*[.$A28]+(11/20)" office:value-type="float" office:value="1.25833333333333" calcext:value-type="float">
            <text:p>1,2583333333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/>
          <table:table-cell table:formula="of:=(1/1200)*[.$A29]+(11/20)" office:value-type="float" office:value="1.3" calcext:value-type="float">
            <text:p>1,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050" calcext:value-type="float">
            <text:p>1050</text:p>
          </table:table-cell>
          <table:table-cell/>
          <table:table-cell table:formula="of:=(1/1200)*[.$A31]+(11/20)" office:value-type="float" office:value="1.425" calcext:value-type="float">
            <text:p>1,425</text:p>
          </table:table-cell>
        </table:table-row>
        <table:table-row table:style-name="ro2">
          <table:table-cell office:value-type="string" calcext:value-type="string">
            <text:p>tracks</text:p>
          </table:table-cell>
          <table:table-cell/>
          <table:table-cell office:value-type="float" office:value="1.5" calcext:value-type="float">
            <text:p>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.00.0000</text:date>, <text:time style:data-style-name="N2" text:time-value="20:40:16.1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7:10:50.93</meta:creation-date>
    <dc:date>2016-03-18T21:02:43.865000000</dc:date>
    <meta:editing-duration>PT41M4S</meta:editing-duration>
    <meta:editing-cycles>3</meta:editing-cycles>
    <meta:generator>LibreOffice/5.1.1.3$Windows_x86 LibreOffice_project/89f508ef3ecebd2cfb8e1def0f0ba9a803b88a6d</meta:generator>
    <meta:document-statistic meta:table-count="1" meta:cell-count="60" meta:object-count="0"/>
  </office:meta>
</office:document-meta>
</file>